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2ee380">
        <table:table-column table:number-columns-repeated="5"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style-name="a27b714"/>
        <table:table-column table:number-columns-repeated="11" table:style-name="a27b714"/>
        <table:table-column table:style-name="a27b714"/>
        <table:table-row>
          <table:table-cell/>
          <table:table-cell office:string-value="1ère année de licence" office:value-type="string" table:number-columns-spanned="4" table:number-rows-spanned="1" table:style-name="a3986b8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dec6df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490ae2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fb3852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410f4b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3b770f">
            <text:p>Matière</text:p>
          </table:table-cell>
          <table:table-cell office:string-value="code Apogée" office:value-type="string" table:number-rows-spanned="1" table:style-name="af72dde">
            <text:p>code Apogée</text:p>
          </table:table-cell>
          <table:table-cell office:string-value="Responsable UE 2016-2017" office:value-type="string" table:number-rows-spanned="1" table:style-name="a777c0c">
            <text:p>Responsable UE 2016-2017</text:p>
          </table:table-cell>
          <table:table-cell office:string-value="Intervenants 2016-2017" office:value-type="string" table:number-rows-spanned="1" table:style-name="a96d4be">
            <text:p>Intervenants 2016-2017</text:p>
          </table:table-cell>
          <table:table-cell office:string-value="COURS" office:value-type="string" table:number-rows-spanned="1" table:style-name="a768cc1">
            <text:p>COURS</text:p>
          </table:table-cell>
          <table:table-cell office:string-value="TD ou cours-TD" office:value-type="string" table:number-rows-spanned="1" table:style-name="ac16172">
            <text:p>TD ou cours-TD</text:p>
          </table:table-cell>
          <table:table-cell office:string-value="TP ou cours-TP" office:value-type="string" table:number-rows-spanned="1" table:style-name="a23aa86">
            <text:p>TP ou cours-TP</text:p>
          </table:table-cell>
          <table:table-cell office:string-value="Nombre de groupes indicatif" office:value-type="string" table:number-rows-spanned="1" table:style-name="abf9aac">
            <text:p>Nombre de groupes indicatif</text:p>
          </table:table-cell>
          <table:table-cell office:string-value="Choix Cours" office:value-type="string" table:number-rows-spanned="1" table:style-name="aabc0fb">
            <text:p>Choix Cours</text:p>
          </table:table-cell>
          <table:table-cell office:string-value="Choix TD/CMTD" office:value-type="string" table:number-rows-spanned="1" table:style-name="adff1ed">
            <text:p>Choix TD/CMTD</text:p>
          </table:table-cell>
          <table:table-cell office:string-value="Choix TP/CMTP" office:value-type="string" table:number-rows-spanned="1" table:style-name="a60683b">
            <text:p>Choix TP/CMTP</text:p>
          </table:table-cell>
          <table:table-cell office:string-value="Nombre de TD/TP souhaités" office:value-type="string" table:number-rows-spanned="1" table:style-name="a93c686">
            <text:p>Nombre de TD/TP souhaités</text:p>
          </table:table-cell>
          <table:table-cell office:string-value="Nombre d'années d'enseignement de la matière" office:value-type="string" table:number-rows-spanned="1" table:style-name="a17fa11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be350d">
            <text:p>Matière</text:p>
          </table:table-cell>
          <table:table-cell office:string-value="code Apogée" office:value-type="string" table:number-rows-spanned="1" table:style-name="a6ff0a7">
            <text:p>code Apogée</text:p>
          </table:table-cell>
          <table:table-cell office:string-value="Responsable UE 2016-2017" office:value-type="string" table:number-rows-spanned="1" table:style-name="ae599c6">
            <text:p>Responsable UE 2016-2017</text:p>
          </table:table-cell>
          <table:table-cell office:string-value="Intervenants 2016-2017" office:value-type="string" table:number-rows-spanned="1" table:style-name="ac815c7">
            <text:p>Intervenants 2016-2017</text:p>
          </table:table-cell>
          <table:table-cell office:string-value="COURS" office:value-type="string" table:number-rows-spanned="1" table:style-name="a482470">
            <text:p>COURS</text:p>
          </table:table-cell>
          <table:table-cell office:string-value="TD ou cours-TD" office:value-type="string" table:number-rows-spanned="1" table:style-name="a821a05">
            <text:p>TD ou cours-TD</text:p>
          </table:table-cell>
          <table:table-cell office:string-value="TP ou cours-TP" office:value-type="string" table:number-rows-spanned="1" table:style-name="a440569">
            <text:p>TP ou cours-TP</text:p>
          </table:table-cell>
          <table:table-cell office:string-value="Nombre de groupes indicatif" office:value-type="string" table:number-rows-spanned="1" table:style-name="ab8ac02">
            <text:p>Nombre de groupes indicatif</text:p>
          </table:table-cell>
          <table:table-cell office:string-value="Choix Cours" office:value-type="string" table:number-rows-spanned="1" table:style-name="ac39c3e">
            <text:p>Choix Cours</text:p>
          </table:table-cell>
          <table:table-cell office:string-value="Choix TD/CMTD" office:value-type="string" table:number-rows-spanned="1" table:style-name="aa5b0c4">
            <text:p>Choix TD/CMTD</text:p>
          </table:table-cell>
          <table:table-cell office:string-value="Choix TP/CMTP" office:value-type="string" table:number-rows-spanned="1" table:style-name="aa0634f">
            <text:p>Choix TP/CMTP</text:p>
          </table:table-cell>
          <table:table-cell office:string-value="Nombre de TD/TP souhaités" office:value-type="string" table:number-rows-spanned="1" table:style-name="ad2d4bf">
            <text:p>Nombre de TD/TP souhaités</text:p>
          </table:table-cell>
          <table:table-cell office:string-value="Nombre d'années d'enseignement de la matière" office:value-type="string" table:number-rows-spanned="1" table:style-name="a7e3af0">
            <text:p>Nombre d'années d'enseignement de la matière</text:p>
          </table:table-cell>
        </table:table-row>
        <table:table-row>
          <table:table-cell/>
          <table:table-cell office:string-value="PRE-RENTREE : &#13;&#10;Mathématiques" office:value-type="string" table:number-rows-spanned="1" table:style-name="a0977bd">
            <text:p>PRE-RENTREE : <text:line-break/>Mathématiques</text:p>
          </table:table-cell>
          <table:table-cell office:string-value="A1PREMA" office:value-type="string" table:number-rows-spanned="1" table:style-name="a6e077b">
            <text:p>A1PREMA</text:p>
          </table:table-cell>
          <table:table-cell office:string-value="Pasquignon" office:value-type="string" table:number-rows-spanned="1" table:style-name="ae9ac1c">
            <text:p>Pasquignon</text:p>
          </table:table-cell>
          <table:table-cell office:string-value="Huveneers&#13;&#10;Lamboley&#13;&#10;Vialard&#13;&#10;Legendre" office:value-type="string" table:number-rows-spanned="1" table:style-name="aa02e4a">
            <text:p>Huveneers<text:line-break/>Lamboley<text:line-break/>Vialard<text:line-break/>Legendre</text:p>
          </table:table-cell>
          <table:table-cell table:number-rows-spanned="1" table:style-name="ad01033"/>
          <table:table-cell office:string-value="15.0h CMTD" office:value-type="string" table:number-rows-spanned="1" table:style-name="a91248c">
            <text:p>15.0h CMTD</text:p>
          </table:table-cell>
          <table:table-cell table:number-rows-spanned="1" table:style-name="ae32f3c"/>
          <table:table-cell office:string-value="6 CMTD" office:value-type="string" table:number-rows-spanned="1" table:style-name="aa8ca13">
            <text:p>6 CMTD</text:p>
          </table:table-cell>
          <table:table-cell table:number-rows-spanned="1" table:style-name="a282c7e"/>
          <table:table-cell table:number-rows-spanned="1" table:style-name="a226e64"/>
          <table:table-cell table:number-rows-spanned="1" table:style-name="a6e4c61"/>
          <table:table-cell table:number-rows-spanned="1" table:style-name="ad47bb9"/>
          <table:table-cell table:number-rows-spanned="1" table:style-name="acfa889"/>
          <table:table-cell table:number-rows-spanned="1"/>
          <table:table-cell office:string-value="Analyse 2" office:value-type="string" table:number-rows-spanned="1" table:style-name="a7c4af5">
            <text:p>Analyse 2</text:p>
          </table:table-cell>
          <table:table-cell office:string-value="A1DEM08" office:value-type="string" table:number-rows-spanned="1" table:style-name="ae0a3d3">
            <text:p>A1DEM08</text:p>
          </table:table-cell>
          <table:table-cell office:string-value="Lebourg" office:value-type="string" table:number-rows-spanned="1" table:style-name="aa75997">
            <text:p>Lebourg</text:p>
          </table:table-cell>
          <table:table-cell office:string-value="Lebourg CM&#13;&#10;Rammal&#13;&#10;Schaison&#13;&#10;Hadikhanloo&#13;&#10;Massetti" office:value-type="string" table:number-rows-spanned="1" table:style-name="a5e30be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de65cb">
            <text:p>19.5h CM</text:p>
          </table:table-cell>
          <table:table-cell office:string-value="39.0h CMTD" office:value-type="string" table:number-rows-spanned="1" table:style-name="a8473bf">
            <text:p>39.0h CMTD</text:p>
          </table:table-cell>
          <table:table-cell table:number-rows-spanned="1" table:style-name="abb266e"/>
          <table:table-cell office:string-value="6" office:value-type="string" table:number-rows-spanned="1" table:style-name="a282b83">
            <text:p>6</text:p>
          </table:table-cell>
          <table:table-cell table:number-rows-spanned="1" table:style-name="a6fc00f"/>
          <table:table-cell table:number-rows-spanned="1" table:style-name="a36b971"/>
          <table:table-cell table:number-rows-spanned="1" table:style-name="ac70a6a"/>
          <table:table-cell table:number-rows-spanned="1" table:style-name="a5f31a6"/>
          <table:table-cell table:number-rows-spanned="1" table:style-name="aad621f"/>
        </table:table-row>
        <table:table-row>
          <table:table-cell/>
          <table:table-cell office:string-value="Analyse1" office:value-type="string" table:number-rows-spanned="1" table:style-name="a6c9df6">
            <text:p>Analyse1</text:p>
          </table:table-cell>
          <table:table-cell office:string-value="A1DEM01" office:value-type="string" table:number-rows-spanned="1" table:style-name="a285a67">
            <text:p>A1DEM01</text:p>
          </table:table-cell>
          <table:table-cell office:string-value="Simenhaus" office:value-type="string" table:number-rows-spanned="1" table:style-name="a7b86bf">
            <text:p>Simenhaus</text:p>
          </table:table-cell>
          <table:table-cell office:string-value="Legendre&#13;&#10;Lamboley&#13;&#10;Attouchi&#13;&#10;Simenhaus&#13;&#10;Boussion&#13;&#10;Truchot" office:value-type="string" table:number-rows-spanned="1" table:style-name="ab01c10">
            <text:p>Legendre<text:line-break/>Lamboley<text:line-break/>Attouchi<text:line-break/>Simenhaus<text:line-break/>Boussion<text:line-break/>Truchot</text:p>
          </table:table-cell>
          <table:table-cell table:number-rows-spanned="1" table:style-name="ad9de06"/>
          <table:table-cell office:string-value="72.0h CMTD" office:value-type="string" table:number-rows-spanned="1" table:style-name="a3c1762">
            <text:p>72.0h CMTD</text:p>
          </table:table-cell>
          <table:table-cell table:number-rows-spanned="1" table:style-name="aef00bd"/>
          <table:table-cell office:string-value="6 CMTD" office:value-type="string" table:number-rows-spanned="1" table:style-name="a0397ac">
            <text:p>6 CMTD</text:p>
          </table:table-cell>
          <table:table-cell table:number-rows-spanned="1" table:style-name="a182593"/>
          <table:table-cell table:number-rows-spanned="1" table:style-name="a02d272"/>
          <table:table-cell table:number-rows-spanned="1" table:style-name="ae599ce"/>
          <table:table-cell table:number-rows-spanned="1" table:style-name="af73ff8"/>
          <table:table-cell table:number-rows-spanned="1" table:style-name="a8a46cd"/>
          <table:table-cell table:number-rows-spanned="1"/>
          <table:table-cell office:string-value="Algèbre linéaire 2" office:value-type="string" table:number-rows-spanned="1" table:style-name="a0ee20d">
            <text:p>Algèbre linéaire 2</text:p>
          </table:table-cell>
          <table:table-cell office:string-value="A1DEM09" office:value-type="string" table:number-rows-spanned="1" table:style-name="a346f7d">
            <text:p>A1DEM09</text:p>
          </table:table-cell>
          <table:table-cell office:string-value="Vialard" office:value-type="string" table:number-rows-spanned="1" table:style-name="ac73e14">
            <text:p>Vialard</text:p>
          </table:table-cell>
          <table:table-cell office:string-value="Vialard CM&#13;&#10;Rammal&#13;&#10;Fu Ying&#13;&#10;Coron&#13;&#10;Macasieb&#13;&#10;Schaison&#13;&#10;Fu" office:value-type="string" table:number-rows-spanned="1" table:style-name="a477581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05f0c7">
            <text:p>19.5h CM</text:p>
          </table:table-cell>
          <table:table-cell office:string-value="39.0h CMTD" office:value-type="string" table:number-rows-spanned="1" table:style-name="a694a7f">
            <text:p>39.0h CMTD</text:p>
          </table:table-cell>
          <table:table-cell table:number-rows-spanned="1" table:style-name="a1baf52"/>
          <table:table-cell office:string-value="6" office:value-type="string" table:number-rows-spanned="1" table:style-name="afb4dff">
            <text:p>6</text:p>
          </table:table-cell>
          <table:table-cell table:number-rows-spanned="1" table:style-name="aef8231"/>
          <table:table-cell table:number-rows-spanned="1" table:style-name="abbc5d3"/>
          <table:table-cell table:number-rows-spanned="1" table:style-name="adadb93"/>
          <table:table-cell table:number-rows-spanned="1" table:style-name="a8c465e"/>
          <table:table-cell table:number-rows-spanned="1" table:style-name="a5b35a8"/>
        </table:table-row>
        <table:table-row>
          <table:table-cell/>
          <table:table-cell office:string-value="Algèbre linéaire 1" office:value-type="string" table:number-rows-spanned="1" table:style-name="a2944b5">
            <text:p>Algèbre linéaire 1</text:p>
          </table:table-cell>
          <table:table-cell office:string-value="A1DEM02" office:value-type="string" table:number-rows-spanned="1" table:style-name="ac1d297">
            <text:p>A1DEM02</text:p>
          </table:table-cell>
          <table:table-cell office:string-value="Pasquignon" office:value-type="string" table:number-rows-spanned="1" table:style-name="ac378cc">
            <text:p>Pasquignon</text:p>
          </table:table-cell>
          <table:table-cell office:string-value="Tamzali-Lafond&#13;&#10;Henon&#13;&#10;Pasquignon&#13;&#10;Taleng&#13;&#10;Pasquignon&#13;&#10;Vialard" office:value-type="string" table:number-rows-spanned="1" table:style-name="a91b4a4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d8eb41"/>
          <table:table-cell office:string-value="72.0h CMTD" office:value-type="string" table:number-rows-spanned="1" table:style-name="abbc1cd">
            <text:p>72.0h CMTD</text:p>
          </table:table-cell>
          <table:table-cell table:number-rows-spanned="1" table:style-name="ab59279"/>
          <table:table-cell office:string-value="6 CMTD" office:value-type="string" table:number-rows-spanned="1" table:style-name="afb40db">
            <text:p>6 CMTD</text:p>
          </table:table-cell>
          <table:table-cell table:number-rows-spanned="1" table:style-name="aeef432"/>
          <table:table-cell table:number-rows-spanned="1" table:style-name="a5acb61"/>
          <table:table-cell table:number-rows-spanned="1" table:style-name="a732b23"/>
          <table:table-cell table:number-rows-spanned="1" table:style-name="a1f54b2"/>
          <table:table-cell table:number-rows-spanned="1" table:style-name="a9a10c5"/>
          <table:table-cell table:number-rows-spanned="1"/>
          <table:table-cell office:string-value="Algorithmique et programmation 2" office:value-type="string" table:number-rows-spanned="1" table:style-name="ab468a3">
            <text:p>Algorithmique et programmation 2</text:p>
          </table:table-cell>
          <table:table-cell office:string-value="A1DEM11" office:value-type="string" table:number-rows-spanned="1" table:style-name="a205bee">
            <text:p>A1DEM11</text:p>
          </table:table-cell>
          <table:table-cell office:string-value="Cazenave" office:value-type="string" table:number-rows-spanned="1" table:style-name="aec5296">
            <text:p>Cazenave</text:p>
          </table:table-cell>
          <table:table-cell office:string-value="Cazenave CM&#13;&#10;Jamain&#13;&#10;Pontoizeau&#13;&#10;Ternier&#13;&#10;Labernia&#13;&#10;Haddad&#13;&#10;Tlilane" office:value-type="string" table:number-rows-spanned="1" table:style-name="a1f2ebd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9bbca6">
            <text:p>19.5h CM</text:p>
          </table:table-cell>
          <table:table-cell office:string-value="19.5h TD" office:value-type="string" table:number-rows-spanned="1" table:style-name="a67e08d">
            <text:p>19.5h TD</text:p>
          </table:table-cell>
          <table:table-cell table:number-rows-spanned="1" table:style-name="a1f69aa"/>
          <table:table-cell office:string-value="6" office:value-type="string" table:number-rows-spanned="1" table:style-name="af0a0c2">
            <text:p>6</text:p>
          </table:table-cell>
          <table:table-cell table:number-rows-spanned="1" table:style-name="a2eb47b"/>
          <table:table-cell table:number-rows-spanned="1" table:style-name="abaa005"/>
          <table:table-cell table:number-rows-spanned="1" table:style-name="ae72904"/>
          <table:table-cell table:number-rows-spanned="1" table:style-name="a5b9660"/>
          <table:table-cell table:number-rows-spanned="1" table:style-name="abb548c"/>
        </table:table-row>
        <table:table-row>
          <table:table-cell/>
          <table:table-cell office:string-value="Algorithmique et programmation 1" office:value-type="string" table:number-rows-spanned="1" table:style-name="a15eb28">
            <text:p>Algorithmique et programmation 1</text:p>
          </table:table-cell>
          <table:table-cell office:string-value="A1DEM03" office:value-type="string" table:number-rows-spanned="1" table:style-name="ad3b621">
            <text:p>A1DEM03</text:p>
          </table:table-cell>
          <table:table-cell office:string-value="Colazzo" office:value-type="string" table:number-rows-spanned="1" table:style-name="a14661c">
            <text:p>Colazzo</text:p>
          </table:table-cell>
          <table:table-cell office:string-value="Colazzo CM&#13;&#10;Raksanyi&#13;&#10;Gabrel-Willemin&#13;&#10;Murat&#13;&#10;Manouvrier&#13;&#10;Arib" office:value-type="string" table:number-rows-spanned="1" table:style-name="ad0be83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637520"/>
          <table:table-cell office:string-value="30.0h CMTD" office:value-type="string" table:number-rows-spanned="1" table:style-name="a08db78">
            <text:p>30.0h CMTD</text:p>
          </table:table-cell>
          <table:table-cell office:string-value="30.0h CMTP" office:value-type="string" table:number-rows-spanned="1" table:style-name="aa8ab8b">
            <text:p>30.0h CMTP</text:p>
          </table:table-cell>
          <table:table-cell office:string-value="6 CMTD et 6 CMTP" office:value-type="string" table:number-rows-spanned="1" table:style-name="af1d982">
            <text:p>6 CMTD et 6 CMTP</text:p>
          </table:table-cell>
          <table:table-cell table:number-rows-spanned="1" table:style-name="afb6d3f"/>
          <table:table-cell table:number-rows-spanned="1" table:style-name="a72a15a"/>
          <table:table-cell table:number-rows-spanned="1" table:style-name="ab6504a"/>
          <table:table-cell table:number-rows-spanned="1" table:style-name="a8989ae"/>
          <table:table-cell table:number-rows-spanned="1" table:style-name="a91d8d4"/>
          <table:table-cell table:number-rows-spanned="1"/>
          <table:table-cell office:string-value="Modélisation et applications des mathématiques" office:value-type="string" table:number-rows-spanned="1" table:style-name="a39b3b0">
            <text:p>Modélisation et applications des mathématiques</text:p>
          </table:table-cell>
          <table:table-cell office:string-value="A1DEM10" office:value-type="string" table:number-rows-spanned="1" table:style-name="ace536a">
            <text:p>A1DEM10</text:p>
          </table:table-cell>
          <table:table-cell office:string-value="Boussion" office:value-type="string" table:number-rows-spanned="1" table:style-name="a9f6731">
            <text:p>Boussion</text:p>
          </table:table-cell>
          <table:table-cell office:string-value="Boussion CM&#13;&#10;Genadot&#13;&#10;Leboucher&#13;&#10;Le Cousin" office:value-type="string" table:number-rows-spanned="1" table:style-name="ad5608e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2ff315">
            <text:p>19.5h CM</text:p>
          </table:table-cell>
          <table:table-cell office:string-value="19.5h TD" office:value-type="string" table:number-rows-spanned="1" table:style-name="abe0d78">
            <text:p>19.5h TD</text:p>
          </table:table-cell>
          <table:table-cell table:number-rows-spanned="1" table:style-name="a718d82"/>
          <table:table-cell office:string-value="6" office:value-type="string" table:number-rows-spanned="1" table:style-name="a490f85">
            <text:p>6</text:p>
          </table:table-cell>
          <table:table-cell table:number-rows-spanned="1" table:style-name="ad62069"/>
          <table:table-cell table:number-rows-spanned="1" table:style-name="ae0f9b7"/>
          <table:table-cell table:number-rows-spanned="1" table:style-name="a6cce0b"/>
          <table:table-cell table:number-rows-spanned="1" table:style-name="af0085d"/>
          <table:table-cell table:number-rows-spanned="1" table:style-name="abc7819"/>
        </table:table-row>
        <table:table-row>
          <table:table-cell/>
          <table:table-cell office:string-value="Introduction à la microéconomie" office:value-type="string" table:number-rows-spanned="1" table:style-name="a6891bb">
            <text:p>Introduction à la microéconomie</text:p>
          </table:table-cell>
          <table:table-cell office:string-value="A1DEM04" office:value-type="string" table:number-rows-spanned="1" table:style-name="acbab61">
            <text:p>A1DEM04</text:p>
          </table:table-cell>
          <table:table-cell office:string-value="De Vreyer" office:value-type="string" table:number-rows-spanned="1" table:style-name="aa4dd27">
            <text:p>De Vreyer</text:p>
          </table:table-cell>
          <table:table-cell office:string-value="De Vreyer CM&#13;&#10;Brembilla&#13;&#10;Laffineur&#13;&#10;Morcillo" office:value-type="string" table:number-rows-spanned="1" table:style-name="ad8ab75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754dfa">
            <text:p>19.5h CM</text:p>
          </table:table-cell>
          <table:table-cell office:string-value="19.5h TD" office:value-type="string" table:number-rows-spanned="1" table:style-name="a0f3b0e">
            <text:p>19.5h TD</text:p>
          </table:table-cell>
          <table:table-cell table:number-rows-spanned="1" table:style-name="a56a1ac"/>
          <table:table-cell office:string-value="6 TD" office:value-type="string" table:number-rows-spanned="1" table:style-name="a2b3186">
            <text:p>6 TD</text:p>
          </table:table-cell>
          <table:table-cell table:number-rows-spanned="1" table:style-name="afe428e"/>
          <table:table-cell table:number-rows-spanned="1" table:style-name="abd66d1"/>
          <table:table-cell table:number-rows-spanned="1" table:style-name="a104f19"/>
          <table:table-cell table:number-rows-spanned="1" table:style-name="adf1a3e"/>
          <table:table-cell table:number-rows-spanned="1" table:style-name="a156cd5"/>
          <table:table-cell table:number-rows-spanned="1"/>
          <table:table-cell office:string-value="Outils en informatique&#13;&#10;- Outils de l'internet" office:value-type="string" table:number-rows-spanned="1" table:style-name="a3a963a">
            <text:p>Outils en informatique<text:line-break/>- Outils de l'internet</text:p>
          </table:table-cell>
          <table:table-cell office:string-value="A1DEM14" office:value-type="string" table:number-rows-spanned="1" table:style-name="afee3cd">
            <text:p>A1DEM14</text:p>
          </table:table-cell>
          <table:table-cell office:string-value="Mayag" office:value-type="string" table:number-rows-spanned="1" table:style-name="a932913">
            <text:p>Mayag</text:p>
          </table:table-cell>
          <table:table-cell office:string-value="Mayag CM&#13;&#10;Belhoul&#13;&#10;Jamain&#13;&#10;Magnouche&#13;&#10;Arib" office:value-type="string" table:number-rows-spanned="1" table:style-name="a5cf56a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037dce">
            <text:p>15.0h CM</text:p>
          </table:table-cell>
          <table:table-cell table:number-rows-spanned="1" table:style-name="afb21f2"/>
          <table:table-cell office:string-value="15.0h TP" office:value-type="string" table:number-rows-spanned="1" table:style-name="a11da6e">
            <text:p>15.0h TP</text:p>
          </table:table-cell>
          <table:table-cell office:string-value="6" office:value-type="string" table:number-rows-spanned="1" table:style-name="ab1de1f">
            <text:p>6</text:p>
          </table:table-cell>
          <table:table-cell table:number-rows-spanned="1" table:style-name="a8d6ebb"/>
          <table:table-cell table:number-rows-spanned="1" table:style-name="a94bdc3"/>
          <table:table-cell table:number-rows-spanned="1" table:style-name="a9df245"/>
          <table:table-cell table:number-rows-spanned="1" table:style-name="acc673d"/>
          <table:table-cell table:number-rows-spanned="1" table:style-name="a2c3918"/>
        </table:table-row>
        <table:table-row>
          <table:table-cell/>
          <table:table-cell office:string-value="Problèmes économiques" office:value-type="string" table:number-rows-spanned="1" table:style-name="a9c4a03">
            <text:p>Problèmes économiques</text:p>
          </table:table-cell>
          <table:table-cell office:string-value="A1DEM06" office:value-type="string" table:number-rows-spanned="1" table:style-name="a3a14f4">
            <text:p>A1DEM06</text:p>
          </table:table-cell>
          <table:table-cell office:string-value="Dieudonne" office:value-type="string" table:number-rows-spanned="1" table:style-name="ad98358">
            <text:p>Dieudonne</text:p>
          </table:table-cell>
          <table:table-cell office:string-value="Dieudonne" office:value-type="string" table:number-rows-spanned="1" table:style-name="a3f64da">
            <text:p>Dieudonne</text:p>
          </table:table-cell>
          <table:table-cell office:string-value="36.0h CM" office:value-type="string" table:number-rows-spanned="1" table:style-name="a4808fb">
            <text:p>36.0h CM</text:p>
          </table:table-cell>
          <table:table-cell table:number-rows-spanned="1" table:style-name="a055d08"/>
          <table:table-cell table:number-rows-spanned="1" table:style-name="ab0a832"/>
          <table:table-cell table:number-rows-spanned="1" table:style-name="a4c1d48"/>
          <table:table-cell table:number-rows-spanned="1" table:style-name="a4872ca"/>
          <table:table-cell table:number-rows-spanned="1" table:style-name="acd5510"/>
          <table:table-cell table:number-rows-spanned="1" table:style-name="a55169a"/>
          <table:table-cell table:number-rows-spanned="1" table:style-name="afd0b57"/>
          <table:table-cell table:number-rows-spanned="1" table:style-name="a76f186"/>
          <table:table-cell table:number-rows-spanned="1"/>
          <table:table-cell office:string-value="Outils en informatique&#13;&#10;- Initiation à la recherche opérationnelle avec Excel" office:value-type="string" table:number-rows-spanned="1" table:style-name="a67b2a9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f9665c">
            <text:p>A1DEM14</text:p>
          </table:table-cell>
          <table:table-cell office:string-value="Mayag" office:value-type="string" table:number-rows-spanned="1" table:style-name="a4f84d3">
            <text:p>Mayag</text:p>
          </table:table-cell>
          <table:table-cell office:string-value="Mayag CM&#13;&#10;Belhoul&#13;&#10;Jamain&#13;&#10;Magnouche&#13;&#10;Mouhoub&#13;&#10;Haddad" office:value-type="string" table:number-rows-spanned="1" table:style-name="a62f6a7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637246">
            <text:p>3.0h CM</text:p>
          </table:table-cell>
          <table:table-cell table:number-rows-spanned="1" table:style-name="a4951c8"/>
          <table:table-cell office:string-value="12.0h TP" office:value-type="string" table:number-rows-spanned="1" table:style-name="a6336d7">
            <text:p>12.0h TP</text:p>
          </table:table-cell>
          <table:table-cell office:string-value="6" office:value-type="string" table:number-rows-spanned="1" table:style-name="a5f2e47">
            <text:p>6</text:p>
          </table:table-cell>
          <table:table-cell table:number-rows-spanned="1" table:style-name="aded297"/>
          <table:table-cell table:number-rows-spanned="1" table:style-name="a400eea"/>
          <table:table-cell table:number-rows-spanned="1" table:style-name="a2ce513"/>
          <table:table-cell table:number-rows-spanned="1" table:style-name="a9dc4f4"/>
          <table:table-cell table:number-rows-spanned="1" table:style-name="ad8ec2c"/>
        </table:table-row>
        <table:table-row>
          <table:table-cell/>
          <table:table-cell office:string-value="Organisation des entreprisess" office:value-type="string" table:number-rows-spanned="1" table:style-name="a795179">
            <text:p>Organisation des entreprisess</text:p>
          </table:table-cell>
          <table:table-cell office:string-value="A1DEM07" office:value-type="string" table:number-rows-spanned="1" table:style-name="af78b18">
            <text:p>A1DEM07</text:p>
          </table:table-cell>
          <table:table-cell office:string-value="Servel" office:value-type="string" table:number-rows-spanned="1" table:style-name="a17a8d2">
            <text:p>Servel</text:p>
          </table:table-cell>
          <table:table-cell office:string-value="Carcassonne CM&#13;&#10;Servel CM&#13;&#10;Zouaneb&#13;&#10;Diedhiou" office:value-type="string" table:number-rows-spanned="1" table:style-name="a5a0b1c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3d1b29">
            <text:p>6.0h CM</text:p>
          </table:table-cell>
          <table:table-cell office:string-value="30.0h TD" office:value-type="string" table:number-rows-spanned="1" table:style-name="aa2d6d3">
            <text:p>30.0h TD</text:p>
          </table:table-cell>
          <table:table-cell table:number-rows-spanned="1" table:style-name="aaf8227"/>
          <table:table-cell office:string-value="2 TD" office:value-type="string" table:number-rows-spanned="1" table:style-name="ac1f4bd">
            <text:p>2 TD</text:p>
          </table:table-cell>
          <table:table-cell table:number-rows-spanned="1" table:style-name="ac37a5c"/>
          <table:table-cell table:number-rows-spanned="1" table:style-name="acb70fd"/>
          <table:table-cell table:number-rows-spanned="1" table:style-name="ae74297"/>
          <table:table-cell table:number-rows-spanned="1" table:style-name="a1ffad7"/>
          <table:table-cell table:number-rows-spanned="1" table:style-name="a479097"/>
          <table:table-cell table:number-rows-spanned="1"/>
          <table:table-cell office:string-value="Outils en informatique&#13;&#10;- Bases de données élémentaires" office:value-type="string" table:number-rows-spanned="1" table:style-name="a1667f7">
            <text:p>Outils en informatique<text:line-break/>- Bases de données élémentaires</text:p>
          </table:table-cell>
          <table:table-cell office:string-value="A1DEM14" office:value-type="string" table:number-rows-spanned="1" table:style-name="a199c21">
            <text:p>A1DEM14</text:p>
          </table:table-cell>
          <table:table-cell office:string-value="Mayag" office:value-type="string" table:number-rows-spanned="1" table:style-name="a6fde5c">
            <text:p>Mayag</text:p>
          </table:table-cell>
          <table:table-cell office:string-value="Mayag CM&#13;&#10;Belhoul&#13;&#10;Fu Liangliang&#13;&#10;Monnet&#13;&#10;Arib" office:value-type="string" table:number-rows-spanned="1" table:style-name="a6eda67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0a2011">
            <text:p>3.0h CM</text:p>
          </table:table-cell>
          <table:table-cell table:number-rows-spanned="1" table:style-name="a4f3d7b"/>
          <table:table-cell office:string-value="12.0h TP" office:value-type="string" table:number-rows-spanned="1" table:style-name="af80ef4">
            <text:p>12.0h TP</text:p>
          </table:table-cell>
          <table:table-cell office:string-value="6" office:value-type="string" table:number-rows-spanned="1" table:style-name="ada8fd4">
            <text:p>6</text:p>
          </table:table-cell>
          <table:table-cell table:number-rows-spanned="1" table:style-name="ade56ec"/>
          <table:table-cell table:number-rows-spanned="1" table:style-name="a69f490"/>
          <table:table-cell table:number-rows-spanned="1" table:style-name="a2281ba"/>
          <table:table-cell table:number-rows-spanned="1" table:style-name="ae3308c"/>
          <table:table-cell table:number-rows-spanned="1" table:style-name="a28890f"/>
        </table:table-row>
        <table:table-row>
          <table:table-cell/>
          <table:table-cell office:string-value="Anglais 1" office:value-type="string" table:number-rows-spanned="1" table:style-name="ae895d6">
            <text:p>Anglais 1</text:p>
          </table:table-cell>
          <table:table-cell office:string-value="A1DEM05" office:value-type="string" table:number-rows-spanned="1" table:style-name="a24705e">
            <text:p>A1DEM05</text:p>
          </table:table-cell>
          <table:table-cell office:string-value="Bourrel" office:value-type="string" table:number-rows-spanned="1" table:style-name="ac8bf97">
            <text:p>Bourrel</text:p>
          </table:table-cell>
          <table:table-cell office:string-value="Lytle-Hassan&#13;&#10;Countcham&#13;&#10;Joyce&#13;&#10;Roque&#13;&#10;Pattie&#13;&#10;Whiteside&#13;&#10;Levy-Alimi" office:value-type="string" table:number-rows-spanned="1" table:style-name="a61d39a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05153e"/>
          <table:table-cell office:string-value="18.0h CMTD" office:value-type="string" table:number-rows-spanned="1" table:style-name="ab5cafe">
            <text:p>18.0h CMTD</text:p>
          </table:table-cell>
          <table:table-cell table:number-rows-spanned="1" table:style-name="a8f920e"/>
          <table:table-cell office:string-value="12" office:value-type="string" table:number-rows-spanned="1" table:style-name="a55bb75">
            <text:p>12</text:p>
          </table:table-cell>
          <table:table-cell table:number-rows-spanned="1" table:style-name="a1832d0"/>
          <table:table-cell table:number-rows-spanned="1" table:style-name="a387d92"/>
          <table:table-cell table:number-rows-spanned="1" table:style-name="aef5fcb"/>
          <table:table-cell table:number-rows-spanned="1" table:style-name="a7d75a1"/>
          <table:table-cell table:number-rows-spanned="1" table:style-name="ae13999"/>
          <table:table-cell table:number-rows-spanned="1"/>
          <table:table-cell office:string-value="Macroéconomie : analyse de long terme" office:value-type="string" table:number-rows-spanned="1" table:style-name="a4382fa">
            <text:p>Macroéconomie : analyse de long terme</text:p>
          </table:table-cell>
          <table:table-cell office:string-value="A1DEM12" office:value-type="string" table:number-rows-spanned="1" table:style-name="a0cf363">
            <text:p>A1DEM12</text:p>
          </table:table-cell>
          <table:table-cell office:string-value="Chagny" office:value-type="string" table:number-rows-spanned="1" table:style-name="a83a4ad">
            <text:p>Chagny</text:p>
          </table:table-cell>
          <table:table-cell office:string-value="Chagny CM&#13;&#10;Lorre&#13;&#10;Laffineur" office:value-type="string" table:number-rows-spanned="1" table:style-name="a0b2e90">
            <text:p>Chagny CM<text:line-break/>Lorre<text:line-break/>Laffineur</text:p>
          </table:table-cell>
          <table:table-cell office:string-value="19.5h CM" office:value-type="string" table:number-rows-spanned="1" table:style-name="ae235b0">
            <text:p>19.5h CM</text:p>
          </table:table-cell>
          <table:table-cell office:string-value="19.5h TD" office:value-type="string" table:number-rows-spanned="1" table:style-name="a4da538">
            <text:p>19.5h TD</text:p>
          </table:table-cell>
          <table:table-cell table:number-rows-spanned="1" table:style-name="ab054d7"/>
          <table:table-cell office:string-value="6" office:value-type="string" table:number-rows-spanned="1" table:style-name="a5d3a78">
            <text:p>6</text:p>
          </table:table-cell>
          <table:table-cell table:number-rows-spanned="1" table:style-name="ad5955d"/>
          <table:table-cell table:number-rows-spanned="1" table:style-name="a8aa972"/>
          <table:table-cell table:number-rows-spanned="1" table:style-name="a9142cb"/>
          <table:table-cell table:number-rows-spanned="1" table:style-name="a23fca7"/>
          <table:table-cell table:number-rows-spanned="1" table:style-name="a3723b5"/>
        </table:table-row>
        <table:table-row>
          <table:table-cell/>
          <table:table-cell office:string-value="LV2 (Allemand / Espagnol)" office:value-type="string" table:number-rows-spanned="1" table:style-name="a9c9734">
            <text:p>LV2 (Allemand / Espagnol)</text:p>
          </table:table-cell>
          <table:table-cell office:string-value="A1ALL01&#13;&#10;A1ESP01" office:value-type="string" table:number-rows-spanned="1" table:style-name="a44031e">
            <text:p>A1ALL01<text:line-break/>A1ESP01</text:p>
          </table:table-cell>
          <table:table-cell office:string-value="Quinchon-Caudal&#13;&#10;Amisse" office:value-type="string" table:number-rows-spanned="1" table:style-name="a092f2d">
            <text:p>Quinchon-Caudal<text:line-break/>Amisse</text:p>
          </table:table-cell>
          <table:table-cell office:string-value="Tudoran&#13;&#10;Barrera Guarin&#13;&#10;Jareno Gila" office:value-type="string" table:number-rows-spanned="1" table:style-name="af2a555">
            <text:p>Tudoran<text:line-break/>Barrera Guarin<text:line-break/>Jareno Gila</text:p>
          </table:table-cell>
          <table:table-cell table:number-rows-spanned="1" table:style-name="a857b71"/>
          <table:table-cell office:string-value="18.0h TD" office:value-type="string" table:number-rows-spanned="1" table:style-name="a6cefdb">
            <text:p>18.0h TD</text:p>
          </table:table-cell>
          <table:table-cell table:number-rows-spanned="1" table:style-name="aa7c7f8"/>
          <table:table-cell office:string-value="2 all&#13;&#10;3 esp" office:value-type="string" table:number-rows-spanned="1" table:style-name="a940342">
            <text:p>2 all<text:line-break/>3 esp</text:p>
          </table:table-cell>
          <table:table-cell table:number-rows-spanned="1" table:style-name="ae73cc9"/>
          <table:table-cell table:number-rows-spanned="1" table:style-name="a9080b7"/>
          <table:table-cell table:number-rows-spanned="1" table:style-name="ad70106"/>
          <table:table-cell table:number-rows-spanned="1" table:style-name="a23ec7b"/>
          <table:table-cell table:number-rows-spanned="1" table:style-name="a2e134b"/>
          <table:table-cell table:number-rows-spanned="1"/>
          <table:table-cell office:string-value="Anglais 2" office:value-type="string" table:number-rows-spanned="1" table:style-name="add2b2d">
            <text:p>Anglais 2</text:p>
          </table:table-cell>
          <table:table-cell office:string-value="A1DEM13" office:value-type="string" table:number-rows-spanned="1" table:style-name="a39f005">
            <text:p>A1DEM13</text:p>
          </table:table-cell>
          <table:table-cell office:string-value="Bourrel" office:value-type="string" table:number-rows-spanned="1" table:style-name="ab32849">
            <text:p>Bourrel</text:p>
          </table:table-cell>
          <table:table-cell office:string-value="Lytle-Hassan&#13;&#10;Countcham&#13;&#10;Joyce&#13;&#10;Roque&#13;&#10;Pattie&#13;&#10;Whiteside&#13;&#10;Orgeret" office:value-type="string" table:number-rows-spanned="1" table:style-name="a3db7e4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8e93e4"/>
          <table:table-cell office:string-value="19.5h CMTD" office:value-type="string" table:number-rows-spanned="1" table:style-name="ae4c478">
            <text:p>19.5h CMTD</text:p>
          </table:table-cell>
          <table:table-cell table:number-rows-spanned="1" table:style-name="abd00e6"/>
          <table:table-cell office:string-value="12" office:value-type="string" table:number-rows-spanned="1" table:style-name="ad24c0a">
            <text:p>12</text:p>
          </table:table-cell>
          <table:table-cell table:number-rows-spanned="1" table:style-name="ad7b085"/>
          <table:table-cell table:number-rows-spanned="1" table:style-name="afbe74e"/>
          <table:table-cell table:number-rows-spanned="1" table:style-name="a1aeff5"/>
          <table:table-cell table:number-rows-spanned="1" table:style-name="add4dcb"/>
          <table:table-cell table:number-rows-spanned="1" table:style-name="a6c3812"/>
        </table:table-row>
        <table:table-row>
          <table:table-cell/>
          <table:table-cell office:string-value="Anglais soutien S1" office:value-type="string" table:number-rows-spanned="1" table:style-name="a9d672a">
            <text:p>Anglais soutien S1</text:p>
          </table:table-cell>
          <table:table-cell office:string-value="A1SOU01" office:value-type="string" table:number-rows-spanned="1" table:style-name="a8977d1">
            <text:p>A1SOU01</text:p>
          </table:table-cell>
          <table:table-cell office:string-value="Bourrel" office:value-type="string" table:number-rows-spanned="1" table:style-name="aadbbed">
            <text:p>Bourrel</text:p>
          </table:table-cell>
          <table:table-cell office:string-value="Joyce" office:value-type="string" table:number-rows-spanned="1" table:style-name="af16133">
            <text:p>Joyce</text:p>
          </table:table-cell>
          <table:table-cell table:number-rows-spanned="1" table:style-name="a95fff0"/>
          <table:table-cell office:string-value="19.5h TD" office:value-type="string" table:number-rows-spanned="1" table:style-name="a8900be">
            <text:p>19.5h TD</text:p>
          </table:table-cell>
          <table:table-cell table:number-rows-spanned="1" table:style-name="a78e1d9"/>
          <table:table-cell office:string-value="1" office:value-type="string" table:number-rows-spanned="1" table:style-name="a2ff7a5">
            <text:p>1</text:p>
          </table:table-cell>
          <table:table-cell table:number-rows-spanned="1" table:style-name="aa78e0a"/>
          <table:table-cell table:number-rows-spanned="1" table:style-name="a7c3294"/>
          <table:table-cell table:number-rows-spanned="1" table:style-name="a71f6e1"/>
          <table:table-cell table:number-rows-spanned="1" table:style-name="a578d68"/>
          <table:table-cell table:number-rows-spanned="1" table:style-name="a8d9e58"/>
          <table:table-cell table:number-rows-spanned="1"/>
          <table:table-cell office:string-value="LV2 (Allemand / Espagnol)" office:value-type="string" table:number-rows-spanned="1" table:style-name="ac5bbc0">
            <text:p>LV2 (Allemand / Espagnol)</text:p>
          </table:table-cell>
          <table:table-cell office:string-value="" office:value-type="string" table:number-rows-spanned="1" table:style-name="a1d0502">
            <text:p/>
          </table:table-cell>
          <table:table-cell table:number-rows-spanned="1" table:style-name="a13c3e6"/>
          <table:table-cell table:number-rows-spanned="1" table:style-name="ac755cd"/>
          <table:table-cell table:number-rows-spanned="1" table:style-name="a5f73f7"/>
          <table:table-cell office:string-value="19.5h TD" office:value-type="string" table:number-rows-spanned="1" table:style-name="abd2270">
            <text:p>19.5h TD</text:p>
          </table:table-cell>
          <table:table-cell table:number-rows-spanned="1" table:style-name="ae3dae3"/>
          <table:table-cell office:string-value="2 all&#13;&#10;3 esp" office:value-type="string" table:number-rows-spanned="1" table:style-name="a6018fe">
            <text:p>2 all<text:line-break/>3 esp</text:p>
          </table:table-cell>
          <table:table-cell table:number-rows-spanned="1" table:style-name="acc6c04"/>
          <table:table-cell table:number-rows-spanned="1" table:style-name="a28d8ba"/>
          <table:table-cell table:number-rows-spanned="1" table:style-name="ac0aad4"/>
          <table:table-cell table:number-rows-spanned="1" table:style-name="a26ec42"/>
          <table:table-cell table:number-rows-spanned="1" table:style-name="a453ee3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b3324a">
            <text:p>Anglais soutien S2</text:p>
          </table:table-cell>
          <table:table-cell office:string-value="A1SOU02" office:value-type="string" table:number-rows-spanned="1" table:style-name="a75481a">
            <text:p>A1SOU02</text:p>
          </table:table-cell>
          <table:table-cell office:string-value="Bourrel" office:value-type="string" table:number-rows-spanned="1" table:style-name="aef7668">
            <text:p>Bourrel</text:p>
          </table:table-cell>
          <table:table-cell office:string-value="Joyce" office:value-type="string" table:number-rows-spanned="1" table:style-name="a9dc78b">
            <text:p>Joyce</text:p>
          </table:table-cell>
          <table:table-cell table:number-rows-spanned="1" table:style-name="a65f1ec"/>
          <table:table-cell office:string-value="19.5h TD" office:value-type="string" table:number-rows-spanned="1" table:style-name="a577149">
            <text:p>19.5h TD</text:p>
          </table:table-cell>
          <table:table-cell table:number-rows-spanned="1" table:style-name="ab486e6"/>
          <table:table-cell office:string-value="1" office:value-type="string" table:number-rows-spanned="1" table:style-name="a8d801d">
            <text:p>1</text:p>
          </table:table-cell>
          <table:table-cell table:number-rows-spanned="1" table:style-name="a1805b9"/>
          <table:table-cell table:number-rows-spanned="1" table:style-name="a2a6c10"/>
          <table:table-cell table:number-rows-spanned="1" table:style-name="af5efd8"/>
          <table:table-cell table:number-rows-spanned="1" table:style-name="ae1f10e"/>
          <table:table-cell table:number-rows-spanned="1" table:style-name="a2530a8"/>
        </table:table-row>
        <table:table-row>
          <table:table-cell/>
          <table:table-cell office:string-value="COMMENTAIRES" office:value-type="string" table:number-rows-spanned="1" table:style-name="ae1a23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42e334">
            <text:p>DROIT C2I</text:p>
          </table:table-cell>
          <table:table-cell office:string-value="A0MID21" office:value-type="string" table:number-rows-spanned="1" table:style-name="aca6f8e">
            <text:p>A0MID21</text:p>
          </table:table-cell>
          <table:table-cell table:number-rows-spanned="1" table:style-name="a272272"/>
          <table:table-cell office:string-value="Batusanski" office:value-type="string" table:number-rows-spanned="1" table:style-name="aa12ca5">
            <text:p>Batusanski</text:p>
          </table:table-cell>
          <table:table-cell office:string-value="18.0h CM" office:value-type="string" table:number-rows-spanned="1" table:style-name="a04d7a3">
            <text:p>18.0h CM</text:p>
          </table:table-cell>
          <table:table-cell table:number-rows-spanned="1" table:style-name="aa20bb0"/>
          <table:table-cell table:number-rows-spanned="1" table:style-name="a1e414b"/>
          <table:table-cell office:string-value="1" office:value-type="string" table:number-rows-spanned="1" table:style-name="a26c739">
            <text:p>1</text:p>
          </table:table-cell>
          <table:table-cell table:number-rows-spanned="1" table:style-name="a24f689"/>
          <table:table-cell table:number-rows-spanned="1" table:style-name="a1f7fee"/>
          <table:table-cell table:number-rows-spanned="1" table:style-name="a6eeaf5"/>
          <table:table-cell table:number-rows-spanned="1" table:style-name="a31bac0"/>
          <table:table-cell table:number-rows-spanned="1" table:style-name="a2ee683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5bd094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